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10.707cm" style:rel-column-width="27302*"/>
    </style:style>
    <style:style style:name="Table1.C" style:family="table-column">
      <style:table-column-properties style:column-width="9.493cm" style:rel-column-width="2420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Contents">
      <style:text-properties officeooo:rsid="0015147e" officeooo:paragraph-rsid="0015147e"/>
    </style:style>
    <style:style style:name="P4" style:family="paragraph" style:parent-style-name="Table_20_Contents">
      <style:text-properties officeooo:rsid="0015147e" officeooo:paragraph-rsid="0015b863"/>
    </style:style>
    <style:style style:name="P5" style:family="paragraph" style:parent-style-name="Table_20_Contents">
      <style:text-properties officeooo:rsid="0015b863" officeooo:paragraph-rsid="0015b863"/>
    </style:style>
    <style:style style:name="P6" style:family="paragraph" style:parent-style-name="Text_20_body">
      <style:text-properties officeooo:rsid="00106c69" officeooo:paragraph-rsid="00106c69"/>
    </style:style>
    <style:style style:name="P7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8" style:family="paragraph" style:parent-style-name="Text_20_body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06c69" style:font-size-asian="10pt" style:font-size-complex="10pt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22808" style:font-size-asian="10pt" style:font-size-complex="10pt"/>
    </style:style>
    <style:style style:name="P11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officeooo:rsid="00122808" officeooo:paragraph-rsid="00122808" style:font-size-asian="8.75pt" style:font-size-complex="10pt"/>
    </style:style>
    <style:style style:name="P12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28f5b" officeooo:paragraph-rsid="00128f5b" style:font-size-asian="9pt" style:font-style-asian="italic" style:font-size-complex="9pt" style:font-style-complex="italic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Georgia1" officeooo:rsid="00106c69" officeooo:paragraph-rsid="00106c69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22808" officeooo:paragraph-rsid="00122808" style:font-size-asian="10.5pt" style:font-size-complex="12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47612" officeooo:paragraph-rsid="00147612" style:font-size-asian="10.5pt" style:font-size-complex="12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17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28f5b" officeooo:paragraph-rsid="00128f5b" style:font-size-asian="10.5pt" style:font-size-complex="12pt"/>
    </style:style>
    <style:style style:name="P18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b8959" style:font-size-asian="10.5pt" style:font-size-complex="12pt"/>
    </style:style>
    <style:style style:name="P19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c99d5" style:font-size-asian="10.5pt" style:font-size-complex="12pt"/>
    </style:style>
    <style:style style:name="P20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c99d5" officeooo:paragraph-rsid="001c99d5" style:font-size-asian="10.5pt" style:font-size-complex="12pt"/>
    </style:style>
    <style:style style:name="P21" style:family="paragraph" style:parent-style-name="Heading_20_3" style:list-style-name=""/>
    <style:style style:name="P22" style:family="paragraph" style:parent-style-name="Heading_20_3">
      <style:text-properties officeooo:rsid="0015147e" officeooo:paragraph-rsid="0015147e"/>
    </style:style>
    <style:style style:name="P23" style:family="paragraph" style:parent-style-name="Heading_20_3">
      <style:paragraph-properties fo:break-before="page"/>
    </style:style>
    <style:style style:name="P24" style:family="paragraph" style:parent-style-name="Heading_20_1" style:list-style-name="">
      <style:text-properties fo:font-style="normal" officeooo:rsid="00106c69" officeooo:paragraph-rsid="001c99d5" style:font-style-asian="normal" style:font-style-complex="normal"/>
    </style:style>
    <style:style style:name="P25" style:family="paragraph" style:parent-style-name="Heading_20_1">
      <style:paragraph-properties fo:break-before="page"/>
      <style:text-properties fo:font-style="normal" officeooo:rsid="00106c69" officeooo:paragraph-rsid="001c99d5" style:font-style-asian="normal" style:font-style-complex="normal"/>
    </style:style>
    <style:style style:name="P26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28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28f5b" officeooo:paragraph-rsid="00147612" style:font-size-asian="9pt" style:font-style-asian="italic" style:font-size-complex="9pt" style:font-style-complex="italic"/>
    </style:style>
    <style:style style:name="P29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47612" officeooo:paragraph-rsid="00147612" style:font-size-asian="9pt" style:font-style-asian="italic" style:font-size-complex="9pt" style:font-style-complex="italic"/>
    </style:style>
    <style:style style:name="P30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da83b" officeooo:paragraph-rsid="001da83b" style:font-size-asian="9pt" style:font-style-asian="italic" style:font-size-complex="9pt" style:font-style-complex="italic"/>
    </style:style>
    <style:style style:name="P31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5147e" officeooo:paragraph-rsid="0015147e" style:font-size-asian="9pt" style:font-style-asian="italic" style:font-size-complex="9pt" style:font-style-complex="italic"/>
    </style:style>
    <style:style style:name="P32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normal" officeooo:rsid="001da83b" officeooo:paragraph-rsid="001da83b" style:font-size-asian="9pt" style:font-style-asian="normal" style:font-size-complex="9pt" style:font-style-complex="normal"/>
    </style:style>
    <style:style style:name="P33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67cb8" style:font-size-asian="10.5pt" style:font-size-complex="12pt"/>
    </style:style>
    <style:style style:name="P34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fe10a" officeooo:paragraph-rsid="001fe10a" style:font-size-asian="10.5pt" style:font-size-complex="12pt"/>
    </style:style>
    <style:style style:name="P35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officeooo:paragraph-rsid="0021d8c2"/>
    </style:style>
    <style:style style:name="T1" style:family="text">
      <style:text-properties officeooo:rsid="00167cb8"/>
    </style:style>
    <style:style style:name="T2" style:family="text">
      <style:text-properties officeooo:rsid="001da83b"/>
    </style:style>
    <style:style style:name="T3" style:family="text">
      <style:text-properties officeooo:rsid="001b8959"/>
    </style:style>
    <style:style style:name="T4" style:family="text">
      <style:text-properties officeooo:rsid="00122808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47612" style:font-style-asian="normal" style:font-style-complex="normal"/>
    </style:style>
    <style:style style:name="T7" style:family="text">
      <style:text-properties fo:font-style="normal" officeooo:rsid="0015147e" style:font-style-asian="normal" style:font-style-complex="normal"/>
    </style:style>
    <style:style style:name="T8" style:family="text">
      <style:text-properties fo:font-style="normal" officeooo:rsid="00167cb8" style:font-style-asian="normal" style:font-style-complex="normal"/>
    </style:style>
    <style:style style:name="T9" style:family="text">
      <style:text-properties fo:font-style="normal" officeooo:rsid="0017b2d4" style:font-style-asian="normal" style:font-style-complex="normal"/>
    </style:style>
    <style:style style:name="T10" style:family="text">
      <style:text-properties fo:font-style="normal" officeooo:rsid="0018a1d4" style:font-style-asian="normal" style:font-style-complex="normal"/>
    </style:style>
    <style:style style:name="T11" style:family="text">
      <style:text-properties fo:font-style="normal" officeooo:rsid="0019b61e" style:font-style-asian="normal" style:font-style-complex="normal"/>
    </style:style>
    <style:style style:name="T12" style:family="text">
      <style:text-properties fo:font-style="normal" officeooo:rsid="001b8959" style:font-style-asian="normal" style:font-style-complex="normal"/>
    </style:style>
    <style:style style:name="T13" style:family="text">
      <style:text-properties fo:font-style="normal" officeooo:rsid="001da83b" style:font-style-asian="normal" style:font-style-complex="normal"/>
    </style:style>
    <style:style style:name="T14" style:family="text">
      <style:text-properties fo:font-style="normal" officeooo:rsid="001fe10a" style:font-style-asian="normal" style:font-style-complex="normal"/>
    </style:style>
    <style:style style:name="T15" style:family="text">
      <style:text-properties officeooo:rsid="00147612"/>
    </style:style>
    <style:style style:name="T16" style:family="text">
      <style:text-properties officeooo:rsid="0015b863"/>
    </style:style>
    <style:style style:name="T17" style:family="text">
      <style:text-properties officeooo:rsid="0017b2d4"/>
    </style:style>
    <style:style style:name="T18" style:family="text">
      <style:text-properties officeooo:rsid="0018a1d4"/>
    </style:style>
    <style:style style:name="T19" style:family="text">
      <style:text-properties style:font-name="Courier New" fo:font-size="10pt" fo:font-style="normal" officeooo:rsid="001c99d5" style:font-size-asian="8.75pt" style:font-style-asian="normal" style:font-size-complex="10pt" style:font-style-complex="normal"/>
    </style:style>
    <style:style style:name="T20" style:family="text">
      <style:text-properties officeooo:rsid="001fe10a"/>
    </style:style>
    <style:style style:name="T21" style:family="text">
      <style:text-properties officeooo:rsid="0021d8c2"/>
    </style:style>
    <style:style style:name="T22" style:family="text">
      <style:text-properties style:text-position="super 58%" officeooo:rsid="0021d8c2"/>
    </style:style>
    <style:style style:name="T23" style:family="text">
      <style:text-properties style:text-position="0% 100%"/>
    </style:style>
    <style:style style:name="T24" style:family="text">
      <style:text-properties officeooo:rsid="00224dd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E2Guardian V5 – Revised List Definition</text:p>
      <text:p text:style-name="P7"/>
      <text:p text:style-name="P7"/>
      <text:p text:style-name="P7"/>
      <text:p text:style-name="P7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<text:a xlink:type="simple" xlink:href="#__RefHeading___Toc1464_1358257363" text:style-name="Index_20_Link" text:visited-style-name="Index_20_Link">E2Guardian V5 – Revised List Definition<text:tab/>2</text:a></text:p>
          <text:p text:style-name="P27"><text:a xlink:type="simple" xlink:href="#__RefHeading___Toc1466_1358257363" text:style-name="Index_20_Link" text:visited-style-name="Index_20_Link">Introduction<text:tab/>2</text:a></text:p>
          <text:p text:style-name="P27"><text:a xlink:type="simple" xlink:href="#__RefHeading___Toc1468_1358257363" text:style-name="Index_20_Link" text:visited-style-name="Index_20_Link">List Definition<text:tab/>4</text:a></text:p>
          <text:p text:style-name="P27"><text:a xlink:type="simple" xlink:href="#__RefHeading___Toc1470_1358257363" text:style-name="Index_20_Link" text:visited-style-name="Index_20_Link">Table 1 – List Types<text:tab/>5</text:a></text:p>
        </text:index-body>
      </text:table-of-content>
      <text:p text:style-name="P7"/>
      <text:p text:style-name="P7"/>
      <text:p text:style-name="P7"/>
      <text:h text:style-name="P24" text:outline-level="1"/>
      <text:h text:style-name="P25" text:outline-level="1"><text:bookmark-start text:name="__RefHeading___Toc1464_1358257363"/>E2Guardian V5 – Revised List Definition<text:bookmark-end text:name="__RefHeading___Toc1464_1358257363"/></text:h>
      <text:h text:style-name="Heading_20_3" text:outline-level="3"><text:bookmark-start text:name="__RefHeading___Toc1466_1358257363"/>Introduction<text:bookmark-end text:name="__RefHeading___Toc1466_1358257363"/></text:h>
      <text:p text:style-name="P6">Version 5 has a completely revised model for defining and using lists. <text:s/>List definition is now separated from list application. These are no longer hard-coded, but mapped to an action using a storyboard function.</text:p>
      <text:p text:style-name="P6">So, for example, the following entries in <text:span text:style-name="T3">V4 </text:span>e2guardianf1.conf :</text:p>
      <text:p text:style-name="P9">exceptionsitelist = '/<text:span text:style-name="T24">etc</text:span>/<text:span text:style-name="T24">e2guardian</text:span>/lists/exceptionsitelist'</text:p>
      <text:p text:style-name="P9">exceptionurllist = '/<text:span text:style-name="T24">etc</text:span>/e2guardian/lists/exceptionurllist'</text:p>
      <text:p text:style-name="P9">exceptionregexpurllist = '/<text:span text:style-name="T24">etc/</text:span>e2guardian/lists/exceptionregexpurllist'</text:p>
      <text:p text:style-name="P13">are replaced <text:span text:style-name="T3">in V5 </text:span>with:</text:p>
      <text:p text:style-name="P9">sitelist = 'name=exception,messageno=602,path=/<text:span text:style-name="T24">etc</text:span>/e2guardian/lists/exceptionsitelist'</text:p>
      <text:p text:style-name="P9">urllist = 'name=exception,messageno=603,path=/<text:span text:style-name="T24">etc</text:span>/e2guardian/lists/exceptionurllist'</text:p>
      <text:p text:style-name="P10"><text:span text:style-name="T4">regexpbool</text:span>list = 'name=exception,messageno=60<text:span text:style-name="T4">9</text:span>,path=/etc/e2guardian/lists/exception<text:span text:style-name="T4">regexp</text:span>urllist'</text:p>
      <text:p text:style-name="P14">and this line added to the storyboard logic to map the 'exception' list(s) to the 'exception' action:</text:p>
      <text:p text:style-name="P11">if(urlin, exception) setexception</text:p>
      <text:p text:style-name="P17">Note that the <text:span text:style-name="T24">list </text:span>name 'exception' <text:s/><text:span text:style-name="T1">above does not have any</text:span> special meaning to e2guardian <text:span text:style-name="T24">v5</text:span>, it is just a label for some lists.</text:p>
      <text:p text:style-name="P18">Blanket block indicators in list files are no longer actioned. <text:s/>Blanket block is now implemented with storyboard states 'site<text:span text:style-name="T3">isip</text:span>' and 'true' (e.g. <text:s/>'if(site<text:span text:style-name="T3">isip</text:span>,,<text:span text:style-name="T12">505</text:span>) return setblock' <text:s/><text:span text:style-name="T3">will display message number 505 - 'Access to sites by IP address is not allowed' in the block page</text:span>). <text:s text:c="3"/></text:p>
      <text:p text:style-name="P33"/>
      <text:p text:style-name="P33"><text:soft-page-break/></text:p>
      <text:p text:style-name="P33">Categories are still defined within lists as before <text:span text:style-name="T20">with the following syntax:-</text:span></text:p>
      <text:p text:style-name="P34">#listcategory: “CATEGORY”</text:p>
      <text:p text:style-name="P19">Time based lists are also honoured, although this method is depreciated and will be replaced by a more auditable method in a future version.</text:p>
      <text:h text:style-name="P21" text:outline-level="3"/>
      <text:h text:style-name="P23" text:outline-level="3"><text:bookmark-start text:name="__RefHeading___Toc1468_1358257363"/>List Definition<text:bookmark-end text:name="__RefHeading___Toc1468_1358257363"/></text:h>
      <text:p text:style-name="P20">List definition has the following format:</text:p>
      <text:p text:style-name="P12">listtype<text:span text:style-name="T5"> = 'name=</text:span>list_name<text:span text:style-name="T5">, [messageno=</text:span>nnn,<text:span text:style-name="T5">] [logmessageno=</text:span><text:span text:style-name="T15">lll</text:span>,<text:span text:style-name="T5">] </text:span><text:span text:style-name="T13">[anonlog=true,] [sitewild=false,] </text:span><text:span text:style-name="T5">path=</text:span>path_to_list_file<text:span text:style-name="T5">'</text:span></text:p>
      <text:p text:style-name="P15">where:</text:p>
      <text:p text:style-name="P28">listtype <text:span text:style-name="T6">is one of the types in </text:span><text:span text:style-name="T8">T</text:span><text:span text:style-name="T6">able 1.</text:span></text:p>
      <text:p text:style-name="P29">list_name<text:span text:style-name="T5"> is a label made up of alphanumeric, '_' </text:span><text:span text:style-name="T10">and</text:span><text:span text:style-name="T5"> '-' (no spaces</text:span><text:span text:style-name="T9">). <text:s/>The same </text:span><text:span text:style-name="T17">list_name </text:span><text:span text:style-name="T9">can (and should) be used for multiple listtypes, </text:span><text:span text:style-name="T14">as this enables a single storyboard function to check multiple listtypes. <text:s/>For example the urlin storyboard state condition will search sitelist, ipsitelist, urllist, and regexpboollist listtypes. Note that</text:span><text:span text:style-name="T9"> </text:span><text:span text:style-name="T17">list_name</text:span><text:span text:style-name="T9"> must be unique within each listtype. <text:s/></text:span><text:span text:style-name="T14">Where a list_name/listtype combination is duplicated all but the last one read will be ignored. <text:s text:c="2"/></text:span><text:span text:style-name="T9">Which listtypes of a </text:span><text:span text:style-name="T17">list_name</text:span><text:span text:style-name="T9"> that are used and the order they are used in a storyboard condition is determined by the storyboard state condition </text:span><text:span text:style-name="T11">used</text:span><text:span text:style-name="T9">.</text:span></text:p>
      <text:p text:style-name="P29">nnn<text:span text:style-name="T5"> is a message number for block message displayed to user and status number entered into log (types 5 &amp; 6) – default is 0.</text:span></text:p>
      <text:p text:style-name="P29">lll<text:span text:style-name="T5"> is the message number for log message – default is </text:span><text:span text:style-name="T7">messageno</text:span></text:p>
      <text:p text:style-name="P30"><text:span text:style-name="T7">a</text:span><text:span text:style-name="T5">nonlog=true anonymises log entries where this list is matched (Default is false)</text:span></text:p>
      <text:p text:style-name="P32">sitewild=false overrides the standard site 'wildcard' behaviour for site and url lists. i.e. An exact match will be required for the site name. <text:s/>This is quicker as only a single list check is required. <text:s/>With the standard sitewild logic (number of '.' in site)+1 checks are required. <text:s/>(Default is true)</text:p>
      <text:p text:style-name="P31">path_to_list_file <text:span text:style-name="T5">is fully qualified path to list file.</text:span></text:p>
      <text:h text:style-name="P22" text:outline-level="3"><text:bookmark-start text:name="__RefHeading___Toc1470_1358257363"/><text:soft-page-break/>Table 1 – List Types<text:bookmark-end text:name="__RefHeading___Toc1470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>ListTyp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2">Storyboard states that can use this list type</text:p>
            </table:table-cell>
          </table:table-row>
        </table:table-header-rows>
        <table:table-row>
          <table:table-cell table:style-name="Table1.A2" office:value-type="string">
            <text:p text:style-name="P3">fileextlist</text:p>
          </table:table-cell>
          <table:table-cell table:style-name="Table1.A2" office:value-type="string">
            <text:p text:style-name="P3">List of file extensions</text:p>
          </table:table-cell>
          <table:table-cell table:style-name="Table1.C2" office:value-type="string">
            <text:p text:style-name="P5">extensionin</text:p>
          </table:table-cell>
        </table:table-row>
        <table:table-row>
          <table:table-cell table:style-name="Table1.A2" office:value-type="string">
            <text:p text:style-name="P5">iplist</text:p>
          </table:table-cell>
          <table:table-cell table:style-name="Table1.A2" office:value-type="string">
            <text:p text:style-name="P5">List of IP and IP ranges </text:p>
          </table:table-cell>
          <table:table-cell table:style-name="Table1.C2" office:value-type="string">
            <text:p text:style-name="P5">clientin</text:p>
          </table:table-cell>
        </table:table-row>
        <table:table-row>
          <table:table-cell table:style-name="Table1.A2" office:value-type="string">
            <text:p text:style-name="P5">ipsitelist</text:p>
          </table:table-cell>
          <table:table-cell table:style-name="Table1.A2" office:value-type="string">
            <text:p text:style-name="P5">List of IP and IP ranges of sites which are IP address</text:p>
          </table:table-cell>
          <table:table-cell table:style-name="Table1.C2" office:value-type="string">
            <text:p text:style-name="P4">sitein, urlin, <text:span text:style-name="T16">embeddedin, refererin</text:span></text:p>
          </table:table-cell>
        </table:table-row>
        <table:table-row>
          <table:table-cell table:style-name="Table1.A2" office:value-type="string">
            <text:p text:style-name="P3">mimelist</text:p>
          </table:table-cell>
          <table:table-cell table:style-name="Table1.A2" office:value-type="string">
            <text:p text:style-name="P3">List of mime types</text:p>
          </table:table-cell>
          <table:table-cell table:style-name="Table1.C2" office:value-type="string">
            <text:p text:style-name="P5">mimein</text:p>
          </table:table-cell>
        </table:table-row>
        <table:table-row>
          <table:table-cell table:style-name="Table1.A2" office:value-type="string">
            <text:p text:style-name="P3">regexpboollist</text:p>
          </table:table-cell>
          <table:table-cell table:style-name="Table1.A2" office:value-type="string">
            <text:p text:style-name="P3">List of Regular Expressions (present/absent)</text:p>
          </table:table-cell>
          <table:table-cell table:style-name="Table1.C2" office:value-type="string">
            <text:p text:style-name="P3">sitein, urlin, <text:span text:style-name="T16">embeddedin, refererin, headerin</text:span></text:p>
          </table:table-cell>
        </table:table-row>
        <table:table-row>
          <table:table-cell table:style-name="Table1.A2" office:value-type="string">
            <text:p text:style-name="P3">regexpreplacelist</text:p>
          </table:table-cell>
          <table:table-cell table:style-name="Table1.A2" office:value-type="string">
            <text:p text:style-name="P3">List of Regular Expression<text:span text:style-name="T18">s</text:span> which modify target</text:p>
          </table:table-cell>
          <table:table-cell table:style-name="Table1.C2" office:value-type="string">
            <text:p text:style-name="P5">fullurlin, <text:span text:style-name="T3">headerin</text:span></text:p>
          </table:table-cell>
        </table:table-row>
        <table:table-row>
          <table:table-cell table:style-name="Table1.A2" office:value-type="string">
            <text:p text:style-name="P3">searchlist</text:p>
          </table:table-cell>
          <table:table-cell table:style-name="Table1.A2" office:value-type="string">
            <text:p text:style-name="P3">List of search words in ASCII order separated by '+'</text:p>
          </table:table-cell>
          <table:table-cell table:style-name="Table1.C2" office:value-type="string">
            <text:p text:style-name="P3">searchin</text:p>
          </table:table-cell>
        </table:table-row>
        <table:table-row>
          <table:table-cell table:style-name="Table1.A2" office:value-type="string">
            <text:p text:style-name="P3">sitelist</text:p>
          </table:table-cell>
          <table:table-cell table:style-name="Table1.A2" office:value-type="string">
            <text:p text:style-name="P3">List of site domains </text:p>
          </table:table-cell>
          <table:table-cell table:style-name="Table1.C2" office:value-type="string">
            <text:p text:style-name="P4">sitein, urlin, <text:span text:style-name="T16">embeddedin, refererin, clientin</text:span></text:p>
          </table:table-cell>
        </table:table-row>
        <table:table-row>
          <table:table-cell table:style-name="Table1.A2" office:value-type="string">
            <text:p text:style-name="P3">urllist</text:p>
          </table:table-cell>
          <table:table-cell table:style-name="Table1.A2" office:value-type="string">
            <text:p text:style-name="P3">List of URLs (site + url)</text:p>
          </table:table-cell>
          <table:table-cell table:style-name="Table1.C2" office:value-type="string">
            <text:p text:style-name="P4">urlin, <text:span text:style-name="T16">embeddedin, refererin</text:span></text:p>
          </table:table-cell>
        </table:table-row>
      </table:table>
      <text:p text:style-name="P35"><text:span text:style-name="T19"/></text:p>
      <text:p text:style-name="P35"><text:span text:style-name="T19">See configs/e2guardian.conf and configs/e2guardianf1.conf for example entries.</text:span></text:p>
      <text:p text:style-name="P16">Philip Pearce - <text:span text:style-name="T21">13</text:span><text:span text:style-name="T22">th</text:span><text:span text:style-name="T21"> June 2018 </text:span><text:s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1fe10a"/>
    </style:style>
    <style:style style:name="MT2" style:family="text">
      <style:text-properties officeooo:rsid="001da83b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.<text:span text:style-name="MT1">1</text:span> – List Definition <text:tab/><text:span text:style-name="MT2">13 June 2018</text:span><text:tab/>page <text:page-number text:select-page="current">5</text:page-number><text:s/>of <text:page-count>5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8-06-13T09:40:49.169325000</dc:date>
    <dc:creator>Philip Pearce</dc:creator>
    <meta:editing-duration>PT2H8M14S</meta:editing-duration>
    <meta:editing-cycles>7</meta:editing-cycles>
    <meta:generator>LibreOffice/5.4.6.2$MacOSX_X86_64 LibreOffice_project/4014ce260a04f1026ba855d3b8d91541c224eab8</meta:generator>
    <meta:document-statistic meta:table-count="1" meta:image-count="0" meta:object-count="0" meta:page-count="5" meta:paragraph-count="69" meta:word-count="582" meta:character-count="4111" meta:non-whitespace-character-count="3568"/>
  </office:meta>
</office:document-meta>
</file>